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3ff" officeooo:paragraph-rsid="000853ff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 effacé complètement des 2 cotés --&gt;</text:p>
      <text:p text:style-name="Standard"/>
      <text:p text:style-name="P2">dans ce cas, il serait bien que l'autre interlocuteur sache pourquoi ses messages ont disparu, </text:p>
      <text:h text:style-name="Heading_20_6" text:outline-level="6">ChatGPT a dit :</text:h>
      <text:p text:style-name="Text_20_body">Réflexion durant 1m 6s</text:p>
      <text:p text:style-name="Text_20_body">Bonne idée 👍<text:line-break/>Pour que <text:span text:style-name="Strong_20_Emphasis">l’autre interlocuteur comprenne pourquoi l’historique a disparu</text:span>, je te propose un compromis simple :</text:p>
      <text:list text:style-name="L1">
        <text:list-item>
          <text:p text:style-name="P3"><text:span text:style-name="Strong_20_Emphasis">Hard delete</text:span> comme aujourd’hui (on efface tout entre vous deux),</text:p>
        </text:list-item>
        <text:list-item>
          <text:p text:style-name="P3"><text:span text:style-name="Strong_20_Emphasis">+ une “note système”</text:span> envoyée à l’autre (ex: “ℹ️ L’autre participant a effacé l’historique le …”),</text:p>
        </text:list-item>
        <text:list-item>
          <text:p text:style-name="P3"><text:span text:style-name="Strong_20_Emphasis">+ masquage local</text:span> du fil chez toi (tu ne revois pas cette note), via une petite table <text:span text:style-name="Source_20_Text">hidden_threads</text:span>.</text:p>
        </text:list-item>
      </text:list>
      <text:p text:style-name="Text_20_body">Ça reste léger côté UI et robuste côté UX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Table des fils masqués par utilisateur</text:p>
      <text:p text:style-name="Standard">create table if not exists public.hidden_threads (</text:p>
      <text:p text:style-name="Standard"><text:s text:c="2"/>user_id <text:s/>uuid not null,</text:p>
      <text:p text:style-name="Standard"><text:s text:c="2"/>other_id uuid not null,</text:p>
      <text:p text:style-name="Standard"><text:s text:c="2"/>created_at timestamp with time zone default now(),</text:p>
      <text:p text:style-name="Standard"><text:s text:c="2"/>primary key (user_id, other_id)</text:p>
      <text:p text:style-name="Standard">);</text:p>
      <text:p text:style-name="Standard"/>
      <text:p text:style-name="Standard">-- RLS</text:p>
      <text:p text:style-name="Standard">alter table public.hidden_threads enable row level security;</text:p>
      <text:p text:style-name="Standard"/>
      <text:p text:style-name="Standard">-- Lire uniquement ses propres masquages</text:p>
      <text:p text:style-name="Standard">drop policy if exists "read own hidden threads" on public.hidden_threads;</text:p>
      <text:p text:style-name="Standard">create policy "read own hidden threads"</text:p>
      <text:p text:style-name="Standard">on public.hidden_threads</text:p>
      <text:p text:style-name="Standard">for select</text:p>
      <text:p text:style-name="Standard">to authenticated</text:p>
      <text:p text:style-name="Standard">using ( user_id = auth.uid() );</text:p>
      <text:p text:style-name="Standard"/>
      <text:p text:style-name="Standard">-- Créer/supprimer uniquement ses propres masquages</text:p>
      <text:p text:style-name="Standard">drop policy if exists "write own hidden threads" on public.hidden_threads;</text:p>
      <text:p text:style-name="Standard">create policy "write own hidden threads"</text:p>
      <text:p text:style-name="Standard">on public.hidden_threads</text:p>
      <text:p text:style-name="Standard"><text:soft-page-break/>for all</text:p>
      <text:p text:style-name="Standard">to authenticated</text:p>
      <text:p text:style-name="Standard">using ( user_id = auth.uid() )</text:p>
      <text:p text:style-name="Standard">with check ( user_id = auth.uid() 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7:23:23.233417100</meta:creation-date>
    <dc:date>2025-08-30T17:25:52.094679500</dc:date>
    <meta:editing-duration>PT2M29S</meta:editing-duration>
    <meta:editing-cycles>1</meta:editing-cycles>
    <meta:document-statistic meta:table-count="0" meta:image-count="0" meta:object-count="0" meta:page-count="2" meta:paragraph-count="33" meta:word-count="224" meta:character-count="1406" meta:non-whitespace-character-count="1209"/>
    <meta:generator>LibreOffice/25.2.5.2$Windows_X86_64 LibreOffice_project/03d19516eb2e1dd5d4ccd751a0d6f35f35e08022</meta:generator>
  </office:meta>
</office:document-meta>
</file>